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375in" style:rel-column-width="60311*"/>
    </style:style>
    <style:style style:name="Table2.B" style:family="table-column">
      <style:table-column-properties style:column-width="0.5521in" style:rel-column-width="5224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8257in" table:align="left"/>
    </style:style>
    <style:style style:name="Table4.A" style:family="table-column">
      <style:table-column-properties style:column-width="1.8257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6.9271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6.9271in" style:rel-column-width="65535*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6.091in" fo:margin-left="0.7549in" fo:margin-right="0.0049in" table:align="margins"/>
    </style:style>
    <style:style style:name="Table14.A" style:family="table-column">
      <style:table-column-properties style:column-width="1.3479in" style:rel-column-width="14502*"/>
    </style:style>
    <style:style style:name="Table14.B" style:family="table-column">
      <style:table-column-properties style:column-width="4.7431in" style:rel-column-width="51033*"/>
    </style:style>
    <style:style style:name="Table14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809in" style:rel-column-width="7653*"/>
    </style:style>
    <style:style style:name="Table1.B" style:family="table-column">
      <style:table-column-properties style:column-width="1.7153in" style:rel-column-width="16227*"/>
    </style:style>
    <style:style style:name="Table1.C" style:family="table-column">
      <style:table-column-properties style:column-width="0.1347in" style:rel-column-width="1274*"/>
    </style:style>
    <style:style style:name="Table1.D" style:family="table-column">
      <style:table-column-properties style:column-width="4.2681in" style:rel-column-width="40381*"/>
    </style:style>
    <style:style style:name="Table1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18in" style:rel-column-width="32760*"/>
    </style:style>
    <style:style style:name="Table12.B" style:family="table-column">
      <style:table-column-properties style:column-width="3.4632in" style:rel-column-width="32775*"/>
    </style:style>
    <style:style style:name="Table12.1" style:family="table-row">
      <style:table-row-properties style:min-row-height="1.066in"/>
    </style:style>
    <style:style style:name="Table1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{Kejaksaan}</text:p>
          </table:table-cell>
          <table:table-cell table:style-name="Table2.A1" office:value-type="string">
            <text:p text:style-name="P6">BA-14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6">“UNTUK KEADILAN”</text:p>
          </table:table-cell>
        </table:table-row>
      </table:table>
      <text:p text:style-name="Standard"><text:tab/><text:tab/><text:tab/><text:tab/><text:tab/><text:tab/><text:tab/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BERITA ACARA</text:p>
            <text:p text:style-name="P3">PELAKSANAAN PERINTAH PENCABUTAN</text:p>
            <text:p text:style-name="P3">PENANGGUHAN PENAHANAN</text:p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bookmark-start text:name="__DdeLink__2417_1451447513"/>-----<text:bookmark-end text:name="__DdeLink__2417_1451447513"/>Pada hari ini {hari} tanggal {tanggal}, saya : ------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8">[!-- BEGIN jaksaPenerima --]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10">Nama <text:s text:c="15"/>:</text:p>
                </table:table-cell>
                <table:table-cell table:style-name="Table14.A1" office:value-type="string">
                  <text:p text:style-name="P10">{nama_pegawai}</text:p>
                </table:table-cell>
              </table:table-row>
              <table:table-row>
                <table:table-cell table:style-name="Table14.A1" office:value-type="string">
                  <text:p text:style-name="P10">Pangkat <text:s text:c="12"/>:</text:p>
                </table:table-cell>
                <table:table-cell table:style-name="Table14.A1" office:value-type="string">
                  <text:p text:style-name="P10">{pangkat_pegawai}</text:p>
                </table:table-cell>
              </table:table-row>
              <table:table-row>
                <table:table-cell table:style-name="Table14.A1" office:value-type="string">
                  <text:p text:style-name="P10">Nip <text:s text:c="19"/>:</text:p>
                </table:table-cell>
                <table:table-cell table:style-name="Table14.A1" office:value-type="string">
                  <text:p text:style-name="P10">{nip_pegawai}</text:p>
                </table:table-cell>
              </table:table-row>
            </table:table>
            <text:p text:style-name="P15">[!-- END jaksaPenerima --]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4">Jaksa Penuntut umum <text:s/>dalam perkara an tersangka: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Nama Lengkap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nama_lengkap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Tempat lahir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tempat_lahir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Umur/tanggal lahir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tgl_lahir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Jenis Kelamin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jns_kelamin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Kebangsaan/</text:p>
            <text:p text:style-name="P14">Kewarganegaraan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warganegara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Tempat tinggal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tmpt_tinggal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Agama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agama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Pekerjaan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pekerjaan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Pendidikan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pendidikan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Ditahan sejak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ditahan_sejak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Register Tahanan Nomor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reg_tahanan}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Register Perkara Nomor</text:p>
          </table:table-cell>
          <table:table-cell table:style-name="Table1.A1" office:value-type="string">
            <text:p text:style-name="P14">:</text:p>
          </table:table-cell>
          <table:table-cell table:style-name="Table1.A1" office:value-type="string">
            <text:p text:style-name="P14">{reg_perkara}</text:p>
          </table:table-cell>
        </table:table-row>
      </table:table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5">Berdasarkan Surat Perintah Kepala {kejaksaan} Nomor {nomor} tanggal {tanggal_permohonan} telah melaksanakan penahanan kembali tersangka yang disangka melanggar {pasal} terhitung mulai tanggal {mulai_tgl} tersangka ditahan di {lokasi}.--------------------------------------------------------------------------------------------------------------</text:p>
          </table:table-cell>
        </table:table-row>
      </table:table>
      <text:p text:style-name="P2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<text:bookmark-start text:name="__DdeLink__2687_1451447513"/><text:span text:style-name="T3">-------</text:span><text:bookmark-end text:name="__DdeLink__2687_1451447513"/><text:span text:style-name="T3">Pencabutan penagguhan penahanan dilakukan karena tidak di penuhinya oleh tersangka syarat-syarat yang di tentukan oleh Undang-undang, tingkat penyelesaian perkara,keadaan tersangka dan situasi masyarakat setempat <text:s text:c="2"/>--------------------------------------------------------------------------------</text:span></text:p>
          </table:table-cell>
        </table:table-row>
      </table:table>
      <text:p text:style-name="P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-------Demikianlah Berita Acara ini dibuat dengan sebenarnya atas kekuatan sumpah jabatan dan untuk memperkuatnya tersangka/terdakwa <text:s/>membubuhkan tanda tangannya. ----------------------------</text:p>
          </table:table-cell>
        </table:table-row>
      </table:table>
      <text:p text:style-name="P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>--------Berita Acara ini ditutup dan ditanda tangani pada hari dan tanggal tersebut diatas---------------</text:p>
          </table:table-cell>
        </table:table-row>
      </table:table>
      <text:p text:style-name="P2"><text:s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Tersangka</text:p>
            <text:p text:style-name="P13"/>
            <text:p text:style-name="P13"/>
            <text:p text:style-name="P13"><text:s/></text:p>
            <text:p text:style-name="P13">( <text:s/>{nama_lengkap} )</text:p>
          </table:table-cell>
          <table:table-cell table:style-name="Table12.A1" office:value-type="string">
            <text:p text:style-name="P9">Jaksa Penuntut Umum </text:p>
            <text:p text:style-name="P9"/>
            <text:p text:style-name="P9"/>
            <text:p text:style-name="P9"/>
            <text:p text:style-name="P9"><text:span text:style-name="T1">(</text:span><text:span text:style-name="T2">{nama_penandatangan}</text:span><text:span text:style-name="T1"> )</text:span></text:p>
            <text:p text:style-name="P9">{pangkat} NIP. {nip_penandatangan}</text:p>
          </table:table-cell>
        </table:table-row>
      </table:table>
      <text:p text:style-name="P7"/>
      <text:p text:style-name="P7">Kepala Rutan</text:p>
      <text:p text:style-name="P7"/>
      <text:p text:style-name="P7"><text:s text:c="55"/></text:p>
      <text:p text:style-name="P7">( <text:s text:c="4"/>{kepala_rutan} <text:s text:c="3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0:42:46.58</meta:creation-date>
    <dc:date>2016-06-21T10:55:53.80</dc:date>
    <meta:editing-duration>PT5H27M24S</meta:editing-duration>
    <meta:editing-cycles>74</meta:editing-cycles>
    <meta:generator>OpenOffice/4.1.1$Win32 OpenOffice.org_project/411m6$Build-9775</meta:generator>
    <meta:document-statistic meta:table-count="13" meta:image-count="0" meta:object-count="0" meta:page-count="1" meta:paragraph-count="68" meta:word-count="198" meta:character-count="1853"/>
    <dc:creator>hadi wibowo</dc:creator>
  </office:meta>
</office:document-meta>
</file>